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7pt" style:font-size-asian="6.09999990463257pt" style:font-size-complex="7pt"/>
    </style:style>
    <style:style style:name="P2" style:family="paragraph" style:parent-style-name="Standard">
      <style:text-properties fo:font-size="24pt" style:font-size-asian="21pt" style:font-size-complex="24pt"/>
    </style:style>
    <style:style style:name="P3" style:family="paragraph" style:parent-style-name="Standard">
      <style:text-properties fo:font-size="16pt" style:font-size-asian="14pt" style:font-size-complex="16pt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32pt" style:font-size-asian="32pt" style:font-size-complex="32pt"/>
    </style:style>
    <style:style style:name="P6" style:family="paragraph" style:parent-style-name="Standard">
      <style:paragraph-properties fo:background-color="#c0c0c0">
        <style:background-image/>
      </style:paragraph-properties>
      <style:text-properties fo:font-size="16pt" style:font-size-asian="14pt" style:font-size-complex="16pt"/>
    </style:style>
    <style:style style:name="T1" style:family="text">
      <style:text-properties fo:color="#000000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5">STUDY PATTERN IN STUDENTS COURSE </text:p>
      <text:p text:style-name="P1"/>
      <text:p text:style-name="P2"/>
      <text:p text:style-name="P2"/>
      <text:p text:style-name="P2"/>
      <text:p text:style-name="P4">Problem</text:p>
      <text:p text:style-name="P3"/>
      <text:p text:style-name="P3">The courses taken by students at a University will reflect study patters of groups of students in some way or another.</text:p>
      <text:p text:style-name="P3">Those might either occur due to strict study requirements or due to similar choices students make.</text:p>
      <text:p text:style-name="P3">Knowledge about such patterns might help scheduling and adjusting those courses or help guiding future generations in their choices.</text:p>
      <text:p text:style-name="P3">We are more interested in the patters stemming form the free choice of students, since those are to a huge amount unknown to us so far.</text:p>
      <text:p text:style-name="P3"/>
      <text:p text:style-name="P4">Data</text:p>
      <text:p text:style-name="P4"/>
      <text:p text:style-name="P3">For our task, we were given a set of 8465 <text:s/>student course enrollment data. Those is authentic data from the computer science students at the University of Helsinki. It covers the the years 1995-2012. </text:p>
      <text:p text:style-name="P3">The courses a student had enrolled for, were given as a sequences of sets. The student data of one student is shown below. Each set within { } represents a teaching period, and the sequence showed the order of the teaching period. </text:p>
      <text:p text:style-name="P3"/>
      <text:p text:style-name="P3"/>
      <text:p text:style-name="P6"><text:span text:style-name="T1">{ advanced_wireless_communication_systems internet_protocols }{ advance_registration_for_seminars epoc_architecture_and_programming }{ advance_registration_for_seminars introduction_to_specification_and_verification }{ advance_registration_for_seminars petri_nets }{ performance_analysis advanced_networking }{ performance_analysis }{ advance_registration_for_seminars }{ nodes_research_seminar2006 }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311in" fo:margin-bottom="0.7811in" fo:margin-left="0.0102in" fo:margin-right="0.0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e </meta:initial-creator>
    <meta:creation-date>2012-04-15T23:38:54</meta:creation-date>
    <dc:date>2012-04-16T00:17:54</dc:date>
    <dc:creator>Nicole </dc:creator>
    <meta:editing-duration>PT39M1S</meta:editing-duration>
    <meta:editing-cycles>2</meta:editing-cycles>
    <meta:generator>LibreOffice/3.4$Linux LibreOffice_project/340m1$Build-402</meta:generator>
    <meta:document-statistic meta:table-count="0" meta:image-count="0" meta:object-count="0" meta:page-count="1" meta:paragraph-count="10" meta:word-count="187" meta:character-count="1363" meta:non-whitespace-character-count="1177"/>
  </office:meta>
</office:document-meta>
</file>